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90000303B00001B90CFDE642C.svm"/>
  <manifest:file-entry manifest:media-type="" manifest:full-path="Pictures/200000370000303B00001B902B099C88.svm"/>
  <manifest:file-entry manifest:media-type="" manifest:full-path="Pictures/200000850000303B00001B90E690FAE7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DejaVu Sans Mono1" svg:font-family="'DejaVu Sans Mono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239cm" fo:margin-left="1.572cm" fo:margin-right="5.188cm" table:align="margins"/>
    </style:style>
    <style:style style:name="Table1.A" style:family="table-column">
      <style:table-column-properties style:column-width="2.434cm" style:rel-column-width="15579*"/>
    </style:style>
    <style:style style:name="Table1.B" style:family="table-column">
      <style:table-column-properties style:column-width="7.805cm" style:rel-column-width="4995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0.002cm solid #000000" fo:border-bottom="0.002cm solid #000000"/>
    </style:style>
    <style:style style:name="Table1.B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A3" style:family="table-cell">
      <style:table-cell-properties fo:padding="0.097cm" fo:border-left="none" fo:border-right="none" fo:border-top="none" fo:border-bottom="0.002cm solid #000000"/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B5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5" style:family="paragraph" style:parent-style-name="Standard">
      <style:text-properties style:font-name="DejaVu Sans1" fo:font-size="12pt" style:font-name-asian="DejaVu Sans Mono1" style:font-size-asian="12pt" style:font-name-complex="DejaVu Sans Mono1" style:font-size-complex="12pt"/>
    </style:style>
    <style:style style:name="P6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7" style:family="paragraph" style:parent-style-name="Standard">
      <style:text-properties style:text-position="super 58%" style:font-name="DejaVu Sans1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8" style:family="paragraph" style:parent-style-name="Standard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9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0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11" style:family="paragraph" style:parent-style-name="Table_20_Contents">
      <style:text-properties style:font-name="DejaVu Sans" fo:font-size="12pt" style:font-name-asian="DejaVu Sans" style:font-size-asian="12pt" style:font-name-complex="DejaVu Sans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12pt" style:font-name-asian="DejaVu Sans" style:font-size-asian="12pt" style:font-name-complex="DejaVu Sans" style:font-size-complex="12pt"/>
    </style:style>
    <style:style style:name="P13" style:family="paragraph" style:parent-style-name="Table_20_Contents">
      <style:text-properties style:font-name="DejaVu Sans Mono" fo:font-size="12pt" style:font-name-asian="DejaVu Sans" style:font-size-asian="12pt" style:font-name-complex="DejaVu Sans" style:font-size-complex="12pt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DejaVu Sans Mono" fo:font-size="12pt" style:font-name-asian="DejaVu Sans" style:font-size-asian="12pt" style:font-name-complex="DejaVu Sans" style:font-size-complex="12pt"/>
    </style:style>
    <style:style style:name="P15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6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b 58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2" style:family="text">
      <style:text-properties style:text-position="sub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" style:font-name-asian="DejaVu Sans" style:font-name-complex="DejaVu Sans"/>
    </style:style>
    <style:style style:name="T8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0% 100%" fo:language="sv" fo:country="SE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0% 100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1" style:family="text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language="sv" fo:country="SE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01cm, 0.621cm, 1.401cm, 1.8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top" style:vertical-rel="baseline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⁅z.c.1.1.21.⁆</text:p>
      <text:p text:style-name="P1"/>
      <text:p text:style-name="P1">Verifiera att:</text:p>
      <text:p text:style-name="P1"/>
      <text:p text:style-name="P1"><text:tab/><draw:frame draw:style-name="fr3" draw:name="Object1" text:anchor-type="as-char" svg:width="2.713cm" svg:height="1.1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är en lösning till</text:p>
      <text:p text:style-name="P1"/>
      <text:p text:style-name="P1"><text:tab/><draw:frame draw:style-name="fr3" draw:name="Object2" text:anchor-type="as-char" svg:width="2.983cm" svg:height="0.4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3" draw:name="Object3" text:anchor-type="as-char" svg:width="9.596cm" svg:height="2.36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Integrera!</text:p>
      <text:p text:style-name="P1"/>
      <text:p text:style-name="P1">ln |P| – ln |1 – P| = t + C</text:p>
      <text:p text:style-name="P1"/>
      <text:p text:style-name="P1"><draw:frame draw:style-name="fr3" draw:name="Object4" text:anchor-type="as-char" svg:width="2.912cm" svg:height="1.04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3" draw:name="Object5" text:anchor-type="as-char" svg:width="7.491cm" svg:height="1.04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P + Pe<text:span text:style-name="T4">t + C</text:span> = e<text:span text:style-name="T4">t + C</text:span></text:p>
      <text:p text:style-name="P1"/>
      <text:p text:style-name="P1">P(1 + e<text:span text:style-name="T4">t + C</text:span>) = e<text:span text:style-name="T4">t + C</text:span></text:p>
      <text:p text:style-name="P7"/>
      <text:p text:style-name="P7"><draw:frame draw:style-name="fr3" draw:name="Object6" text:anchor-type="as-char" svg:width="6.188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0">y' = y² + 4</text:p>
      <text:p text:style-name="P1"/>
      <text:p text:style-name="P1">Konstanta lösningar?</text:p>
      <text:p text:style-name="P1"/>
      <text:p text:style-name="P1"><text:tab/>Nej, ty derivatan är aldrig 0.</text:p>
      <text:p text:style-name="P1"/>
      <text:p text:style-name="P1">Lokal extrempunkter?</text:p>
      <text:p text:style-name="P1"/>
      <text:p text:style-name="P1"><text:tab/>Nej, ty derivatan är aldrig 0.</text:p>
      <text:p text:style-name="P1"/>
      <text:p text:style-name="P1"/>
      <text:p text:style-name="P1">Sant/Falskt?</text:p>
      <text:p text:style-name="P1"/>
      <text:p text:style-name="P1">BVP:</text:p>
      <text:p text:style-name="P1"><text:tab/><draw:frame draw:style-name="fr4" draw:name="Object7" text:anchor-type="as-char" svg:width="3.083cm" svg:height="0.55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text:tab/>Har begynnelsevärdeproblemet en entydlig lösning?</text:p>
      <text:p text:style-name="P1"/>
      <text:p text:style-name="P1"><text:tab/>y(x) = 0<text:tab/>ger<text:tab/>y´(x) = 3·0 = 0</text:p>
      <text:p text:style-name="P1"/>
      <text:p text:style-name="P5"><text:span text:style-name="T8"><text:tab/></text:span><text:span text:style-name="T7">∴</text:span><text:span text:style-name="T10"> En lösning</text:span></text:p>
      <text:p text:style-name="P3"/>
      <text:p text:style-name="P3"/>
      <text:p text:style-name="P3">Sats:</text:p>
      <text:p text:style-name="P5"><text:span text:style-name="T10"><text:tab/></text:span><text:span text:style-name="T10"><draw:frame draw:style-name="fr6" draw:name="Object36" text:anchor-type="as-char" svg:width="2.556cm" svg:height="0.616cm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10"><text:tab/>(x; y) ∈ ℝ²</text:span></text:p>
      <text:p text:style-name="P3"/>
      <text:p text:style-name="Standard"><text:span text:style-name="T10"><text:tab/>y(x</text:span><text:span text:style-name="T1">0</text:span><text:span text:style-name="T10">) = y</text:span><text:span text:style-name="T1">0</text:span></text:p>
      <text:p text:style-name="P4"/>
      <text:p text:style-name="Standard"><text:span text:style-name="T10"><text:tab/>om ƒ(x; y) och</text:span><text:span text:style-name="T10"><draw:frame draw:style-name="fr6" draw:name="Object37" text:anchor-type="as-char" svg:width="0.582cm" svg:height="0.616cm" draw:z-index="39"><draw:object xlink:href="./Object 37" xlink:type="simple" xlink:show="embed" xlink:actuate="onLoad"/><draw:image xlink:href="./ObjectReplacements/Object 37" xlink:type="simple" xlink:show="embed" xlink:actuate="onLoad"/></draw:frame></text:span><text:span text:style-name="T10">är kontinuerliga så har BVP:et ovan en entydlig lösning</text:span></text:p>
      <text:p text:style-name="Standard"><text:span text:style-name="T10"><text:tab/>för x </text:span><text:span text:style-name="T11">∈ [x</text:span><text:span text:style-name="T2">0</text:span><text:span text:style-name="T11"> – h; x</text:span><text:span text:style-name="T2">0</text:span><text:span text:style-name="T11"> + h]</text:span></text:p>
      <text:p text:style-name="P3"/>
      <text:p text:style-name="Standard"><text:span text:style-name="T11"><text:s text:c="2"/>ƒ(x; y) är oven 3y</text:span><text:span text:style-name="T5">2/3</text:span><text:span text:style-name="T11">, vilket är kontinuerligt.</text:span></text:p>
      <text:p text:style-name="Standard"><text:span text:style-name="T11"><draw:frame draw:style-name="fr6" draw:name="Object38" text:anchor-type="as-char" svg:width="2.258cm" svg:height="0.616cm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11">vilket är icke-kontinuerligt.</text:span></text:p>
      <text:p text:style-name="P3"><text:s text:c="2"/>Satsen kan inte användas.</text:p>
      <text:p text:style-name="P3"/>
      <text:p text:style-name="P3">Antag:<text:tab/>y ≠ 0</text:p>
      <text:p text:style-name="P3"/>
      <text:p text:style-name="Standard"><text:span text:style-name="T11">∴<text:tab/>y' = 3y</text:span><text:span text:style-name="T5">2/3</text:span></text:p>
      <text:p text:style-name="P8"/>
      <text:p text:style-name="P3">Separabel!</text:p>
      <text:p text:style-name="P3"/>
      <text:p text:style-name="P3"><draw:frame draw:style-name="fr4" draw:name="Object8" text:anchor-type="as-char" svg:width="4.145cm" svg:height="1.10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Integrera!</text:p>
      <text:p text:style-name="P3"/>
      <text:p text:style-name="P3"><draw:frame draw:style-name="fr4" draw:name="Object9" text:anchor-type="as-char" svg:width="2.692cm" svg:height="0.54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9"><draw:frame draw:style-name="fr4" draw:name="Object10" text:anchor-type="as-char" svg:width="2.517cm" svg:height="1.04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<draw:frame draw:style-name="fr4" draw:name="Object11" text:anchor-type="as-char" svg:width="2.171cm" svg:height="0.54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4" draw:name="Object12" text:anchor-type="as-char" svg:width="2.191cm" svg:height="0.55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y(0) = 0 <text:tab/>ger:</text:p>
      <text:p text:style-name="P3"/>
      <text:p text:style-name="P3"><draw:frame draw:style-name="fr4" draw:name="Object13" text:anchor-type="as-char" svg:width="5.791cm" svg:height="0.55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>y = x³</text:p>
      <text:p text:style-name="P3"/>
      <text:p text:style-name="P3">En andra lösning, alltså falskt.</text:p>
      <text:p text:style-name="P3"/>
      <text:p text:style-name="P3">Entydlig lösning</text:p>
      <text:p text:style-name="P3"><text:tab/>∵</text:p>
      <text:p text:style-name="P6"><text:span text:style-name="T8"><text:tab/></text:span><text:span text:style-name="T8"><draw:frame draw:style-name="fr4" draw:name="Object31" text:anchor-type="as-char" svg:width="2.395cm" svg:height="0.616cm" draw:z-index="34"><draw:object xlink:href="./Object 31" xlink:type="simple" xlink:show="embed" xlink:actuate="onLoad"/><draw:image xlink:href="./ObjectReplacements/Object 31" xlink:type="simple" xlink:show="embed" xlink:actuate="onLoad"/></draw:frame></text:span><text:span text:style-name="T8">där</text:span><text:span text:style-name="T8"><draw:frame draw:style-name="fr4" draw:name="Object32" text:anchor-type="as-char" svg:width="0.584cm" svg:height="0.616cm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8">är kontinuerlig.</text:span></text:p>
      <text:p text:style-name="P3"/>
      <text:p text:style-name="P3"/>
      <text:p text:style-name="P3"/>
      <text:p text:style-name="P3"/>
      <text:p text:style-name="P3">Exempel:</text:p>
      <text:p text:style-name="P3"/>
      <text:p text:style-name="P3">Klassificera med avseende på stabilitet dem kritiska punkterna till</text:p>
      <text:p text:style-name="P3"/>
      <text:p text:style-name="P3"><text:tab/>y´ = y(2 – y)(4 – y)</text:p>
      <text:p text:style-name="P3"/>
      <text:p text:style-name="P3">Bestäm dem värden där</text:p>
      <text:p text:style-name="P3"/>
      <text:p text:style-name="P6"><text:span text:style-name="T8"><text:tab/></text:span><text:span text:style-name="T8"><draw:frame draw:style-name="fr4" draw:name="Object14" text:anchor-type="as-char" svg:width="2.649cm" svg:height="0.788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"/>
      <text:p text:style-name="P3">Lösning:</text:p>
      <text:p text:style-name="P3"/>
      <text:p text:style-name="P6"><text:span text:style-name="T8">Kritiska punkter till </text:span><text:span text:style-name="T9">y´ = ƒ(y)</text:span><text:span text:style-name="T8"> är punkter </text:span><text:span text:style-name="T9">C</text:span><text:span text:style-name="T8"> där </text:span><text:span text:style-name="T9">ƒ(C) = 0</text:span><text:span text:style-name="T8">.</text:span></text:p>
      <text:p text:style-name="P3"/>
      <text:p text:style-name="P6"><text:span text:style-name="T8">y</text:span><text:span text:style-name="T3">1</text:span><text:span text:style-name="T8"> = 0,<text:tab/>y</text:span><text:span text:style-name="T3">2</text:span><text:span text:style-name="T8"> = 2,<text:tab/>y</text:span><text:span text:style-name="T3">3</text:span><text:span text:style-name="T8"> = 4</text:span></text:p>
      <text:p text:style-name="P3"/>
      <text:p text:style-name="P6"><text:span text:style-name="T8">Om </text:span><text:span text:style-name="T9">C</text:span><text:span text:style-name="T8"> är en kritisk punkt så är </text:span><text:span text:style-name="T9">y(x) = C </text:span><text:span text:style-name="T8">en konstant lösning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 text:c="6"/>0 <text:s text:c="6"/>2 <text:s text:c="6"/>4</text:p>
          </table:table-cell>
        </table:table-row>
        <table:table-row>
          <table:table-cell table:style-name="Table1.A2" office:value-type="string">
            <text:p text:style-name="P12">y <text:s/></text:p>
          </table:table-cell>
          <table:table-cell table:style-name="Table1.B2" office:value-type="string">
            <text:p text:style-name="P13"><text:s text:c="2"/>− <text:s text:c="2"/>0 <text:s text:c="2"/>+ <text:s text:c="2"/>+ <text:s text:c="2"/>+ <text:s text:c="2"/>+ <text:s text:c="2"/>+</text:p>
          </table:table-cell>
        </table:table-row>
        <table:table-row>
          <table:table-cell table:style-name="Table1.A3" office:value-type="string">
            <text:p text:style-name="P12">2 – y <text:s/></text:p>
          </table:table-cell>
          <table:table-cell table:style-name="Table1.B3" office:value-type="string">
            <text:p text:style-name="P13"><text:s text:c="2"/>+ <text:s text:c="2"/>+ <text:s text:c="2"/>+ <text:s text:c="2"/>0 <text:s text:c="2"/>− <text:s text:c="2"/>− <text:s text:c="2"/>−</text:p>
          </table:table-cell>
        </table:table-row>
        <table:table-row>
          <table:table-cell table:style-name="Table1.A3" office:value-type="string">
            <text:p text:style-name="P12">5 – y <text:s/></text:p>
          </table:table-cell>
          <table:table-cell table:style-name="Table1.B3" office:value-type="string">
            <text:p text:style-name="P13"><text:s text:c="2"/>+ <text:s text:c="2"/>+ <text:s text:c="2"/>+ <text:s text:c="2"/>+ <text:s text:c="2"/>+ <text:s text:c="2"/>0 <text:s text:c="2"/>−</text:p>
          </table:table-cell>
        </table:table-row>
        <table:table-row>
          <table:table-cell table:style-name="Table1.A1" office:value-type="string">
            <text:p text:style-name="P12">resultat <text:s/></text:p>
          </table:table-cell>
          <table:table-cell table:style-name="Table1.B5" office:value-type="string">
            <text:p text:style-name="P14"><text:s text:c="2"/>− <text:s text:c="2"/>0 <text:s text:c="2"/>+ <text:s text:c="2"/>0 <text:s text:c="2"/>− <text:s text:c="2"/>0 <text:s text:c="2"/>+</text:p>
          </table:table-cell>
        </table:table-row>
      </table:table>
      <text:p text:style-name="P3"/>
      <text:p text:style-name="P3"/>
      <text:p text:style-name="P3"/>
      <text:p text:style-name="P9">Ger:</text:p>
      <text:p text:style-name="P3"><draw:frame draw:style-name="fr1" draw:name="graphics1" text:anchor-type="paragraph" svg:x="0.499cm" svg:y="0.162cm" svg:width="12.347cm" svg:height="7.056cm" draw:z-index="14"><draw:image xlink:href="Pictures/200000490000303B00001B90CFDE642C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 startvärden som uppfyller</text:p>
      <text:p text:style-name="P3"/>
      <text:p text:style-name="P6"><text:span text:style-name="T8"><text:tab/></text:span><text:span text:style-name="T8"><draw:frame draw:style-name="fr4" draw:name="Object15" text:anchor-type="as-char" svg:width="2.649cm" svg:height="0.788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"/>
      <text:p text:style-name="P6"><text:span text:style-name="T8">ges av </text:span><text:span text:style-name="T9">0 ≤ y ≤ 4</text:span><text:span text:style-name="T8">.</text:span></text:p>
      <text:p text:style-name="P3"/>
      <text:p text:style-name="P3"/>
      <text:p text:style-name="P3"/>
      <text:p text:style-name="P3"/>
      <text:p text:style-name="P3">Exempel:</text:p>
      <text:p text:style-name="P3"/>
      <text:p text:style-name="P3">Antalet kaniner P(t) beskrivs med BVP:</text:p>
      <text:p text:style-name="P3"/>
      <text:p text:style-name="P6"><text:span text:style-name="T11"><text:tab/></text:span><text:span text:style-name="T11"><draw:frame draw:style-name="fr5" draw:name="Object33" text:anchor-type="as-char" svg:y="-0.616cm" svg:width="7.004cm" svg:height="0.616cm" draw:z-index="37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3"/>
      <text:p text:style-name="P6"><text:span text:style-name="T8">a) Vad är </text:span><text:span text:style-name="T8"><draw:frame draw:style-name="fr4" draw:name="Object16" text:anchor-type="as-char" svg:width="1.723cm" svg:height="0.787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8">?</text:span></text:p>
      <text:p text:style-name="P3"/>
      <text:p text:style-name="P6"><text:span text:style-name="T8">b) Ange t så att </text:span><text:span text:style-name="T8"><draw:frame draw:style-name="fr4" draw:name="Object17" text:anchor-type="as-char" svg:width="3.371cm" svg:height="1.048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8">.</text:span></text:p>
      <text:p text:style-name="P3"/>
      <text:p text:style-name="P3">a) Lösning:</text:p>
      <text:p text:style-name="P3"/>
      <text:p text:style-name="P3">Kritiska punkter?</text:p>
      <text:p text:style-name="P3"/>
      <text:p text:style-name="P6"><draw:frame draw:style-name="fr4" draw:name="Object34" text:anchor-type="as-char" svg:width="1.198cm" svg:height="0.616cm" draw:z-index="36"><draw:object xlink:href="./Object 34" xlink:type="simple" xlink:show="embed" xlink:actuate="onLoad"/><draw:image xlink:href="./ObjectReplacements/Object 34" xlink:type="simple" xlink:show="embed" xlink:actuate="onLoad"/></draw:frame><text:span text:style-name="T8"><text:tab/>ges av:</text:span></text:p>
      <text:p text:style-name="P3"/>
      <text:p text:style-name="P6"><text:span text:style-name="T8"><text:tab/>P(10</text:span><text:span text:style-name="T6">–1</text:span><text:span text:style-name="T8"> – 10</text:span><text:span text:style-name="T6">–7</text:span><text:span text:style-name="T8">P) = 0</text:span></text:p>
      <text:p text:style-name="P6"><text:span text:style-name="T8"><text:tab/>10</text:span><text:span text:style-name="T6">–1</text:span><text:span text:style-name="T8"> – 10</text:span><text:span text:style-name="T6">–7</text:span><text:span text:style-name="T8">P = 0</text:span></text:p>
      <text:p text:style-name="P6"><text:span text:style-name="T8"><text:tab/>10</text:span><text:span text:style-name="T6">–1</text:span><text:span text:style-name="T8"> = 10</text:span><text:span text:style-name="T6">–7</text:span><text:span text:style-name="T8">P</text:span></text:p>
      <text:p text:style-name="P6"><text:span text:style-name="T8"><text:tab/>P = 10</text:span><text:span text:style-name="T6">6</text:span></text:p>
      <text:p text:style-name="P3"/>
      <text:p text:style-name="P9"><draw:frame draw:style-name="fr2" draw:name="graphics2" text:anchor-type="paragraph" svg:x="1.102cm" svg:y="0cm" svg:width="9.871cm" svg:height="4.249cm" draw:z-index="18"><draw:image xlink:href="Pictures/200000370000303B00001B902B099C88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2">y = 10</text:span><text:span text:style-name="T6">–7</text:span><text:span text:style-name="T12">P(10</text:span><text:span text:style-name="T6">6</text:span><text:span text:style-name="T12"> – P)</text:span></text:p>
      <text:p text:style-name="P3"/>
      <text:p text:style-name="P3">Tolkning:</text:p>
      <text:p text:style-name="P3"/>
      <text:p text:style-name="P3">0 kaniner stannar på 0.</text:p>
      <text:p text:style-name="P2"><text:span text:style-name="T12">3 kaniner ger 10</text:span><text:span text:style-name="T6">6</text:span></text:p>
      <text:p text:style-name="P2"><text:span text:style-name="T12">0 &lt; y &lt; 10</text:span><text:span text:style-name="T6">6</text:span></text:p>
      <text:p text:style-name="P3">Över 106 minskar</text:p>
      <text:p text:style-name="P2"><text:span text:style-name="T12">Om startmängden är 5000 så är svart på a) 10</text:span><text:span text:style-name="T6">6</text:span><text:span text:style-name="T12">.</text:span></text:p>
      <text:p text:style-name="P3"/>
      <text:p text:style-name="P3"/>
      <text:p text:style-name="P3">b)</text:p>
      <text:p text:style-name="P3"/>
      <text:p text:style-name="P3"><draw:frame draw:style-name="fr1" draw:name="graphics3" text:anchor-type="paragraph" svg:x="0.949cm" svg:y="0cm" svg:width="12.347cm" svg:height="7.056cm" draw:z-index="19"><draw:image xlink:href="Pictures/200000850000303B00001B90E690FAE7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Object35" text:anchor-type="as-char" svg:width="3.96cm" svg:height="0.616cm" draw:z-index="20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Separabel!</text:p>
      <text:p text:style-name="P3"/>
      <text:p text:style-name="P3"><draw:frame draw:style-name="fr4" draw:name="Object18" text:anchor-type="as-char" svg:width="3.434cm" svg:height="1.233cm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3"><draw:frame draw:style-name="fr4" draw:name="Object19" text:anchor-type="as-char" svg:width="12.18cm" svg:height="1.24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>Integrera!</text:p>
      <text:p text:style-name="P3"/>
      <text:p text:style-name="P2"><text:soft-page-break/><text:span text:style-name="T12">ln |P| = ln |10</text:span><text:span text:style-name="T6">6</text:span><text:span text:style-name="T12"> – P| = 10</text:span><text:span text:style-name="T6">-1</text:span><text:span text:style-name="T12">t + C</text:span></text:p>
      <text:p text:style-name="P3"/>
      <text:p text:style-name="P3"><draw:frame draw:style-name="fr4" draw:name="Object20" text:anchor-type="as-char" svg:width="3.27cm" svg:height="1.101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3"><draw:frame draw:style-name="fr4" draw:name="Object21" text:anchor-type="as-char" svg:width="5.138cm" svg:height="1.101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P3"/>
      <text:p text:style-name="P3"><draw:frame draw:style-name="fr4" draw:name="Object22" text:anchor-type="as-char" svg:width="5.131cm" svg:height="1.101cm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/>
      <text:p text:style-name="P2"><text:span text:style-name="T12">P = 5·10</text:span><text:span text:style-name="T6">5</text:span><text:span text:style-name="T12"> <text:tab/>ger:</text:span></text:p>
      <text:p text:style-name="P3"/>
      <text:p text:style-name="P3"><draw:frame draw:style-name="fr4" draw:name="Object23" text:anchor-type="as-char" svg:width="5.974cm" svg:height="1.155cm" draw:z-index="26"><draw:object xlink:href="./Object 23" xlink:type="simple" xlink:show="embed" xlink:actuate="onLoad"/><draw:image xlink:href="./ObjectReplacements/Object 23" xlink:type="simple" xlink:show="embed" xlink:actuate="onLoad"/></draw:frame></text:p>
      <text:p text:style-name="P3"/>
      <text:p text:style-name="P3"><draw:frame draw:style-name="fr4" draw:name="Object24" text:anchor-type="as-char" svg:width="4.001cm" svg:height="1.101cm" draw:z-index="27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3"><draw:frame draw:style-name="fr4" draw:name="Object25" text:anchor-type="as-char" svg:width="3.688cm" svg:height="1.101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  <text:p text:style-name="P3"><draw:frame draw:style-name="fr4" draw:name="Object26" text:anchor-type="as-char" svg:width="3.256cm" svg:height="1.101cm" draw:z-index="29"><draw:object xlink:href="./Object 26" xlink:type="simple" xlink:show="embed" xlink:actuate="onLoad"/><draw:image xlink:href="./ObjectReplacements/Object 26" xlink:type="simple" xlink:show="embed" xlink:actuate="onLoad"/></draw:frame></text:p>
      <text:p text:style-name="P3"/>
      <text:p text:style-name="P3"><draw:frame draw:style-name="fr4" draw:name="Object27" text:anchor-type="as-char" svg:width="8.347cm" svg:height="1.048cm" draw:z-index="30"><draw:object xlink:href="./Object 27" xlink:type="simple" xlink:show="embed" xlink:actuate="onLoad"/><draw:image xlink:href="./ObjectReplacements/Object 27" xlink:type="simple" xlink:show="embed" xlink:actuate="onLoad"/></draw:frame></text:p>
      <text:p text:style-name="P3"/>
      <text:p text:style-name="P3"><draw:frame draw:style-name="fr5" draw:name="Object28" text:anchor-type="as-char" svg:y="-0.192cm" svg:width="2.05cm" svg:height="0.547cm" draw:z-index="31"><draw:object xlink:href="./Object 28" xlink:type="simple" xlink:show="embed" xlink:actuate="onLoad"/><draw:image xlink:href="./ObjectReplacements/Object 28" xlink:type="simple" xlink:show="embed" xlink:actuate="onLoad"/></draw:frame></text:p>
      <text:p text:style-name="P3"/>
      <text:p text:style-name="P3"><draw:frame draw:style-name="fr4" draw:name="Object29" text:anchor-type="as-char" svg:width="2.417cm" svg:height="0.547cm" draw:z-index="32"><draw:object xlink:href="./Object 29" xlink:type="simple" xlink:show="embed" xlink:actuate="onLoad"/><draw:image xlink:href="./ObjectReplacements/Object 29" xlink:type="simple" xlink:show="embed" xlink:actuate="onLoad"/></draw:frame></text:p>
      <text:p text:style-name="P3"/>
      <text:p text:style-name="P3"><draw:frame draw:style-name="fr4" draw:name="Object30" text:anchor-type="as-char" svg:width="2.812cm" svg:height="0.492cm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DejaVu Sans Mono1" svg:font-family="'DejaVu Sans Mono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2H40M34S</meta:editing-duration>
    <meta:editing-cycles>39</meta:editing-cycles>
    <meta:generator>OpenOffice.org/3.1$Win32 OpenOffice.org_project/310m19$Build-9420</meta:generator>
    <dc:date>2010-10-16T00:40:52.62</dc:date>
    <dc:creator>Mattias </dc:creator>
    <meta:document-statistic meta:table-count="1" meta:image-count="3" meta:object-count="38" meta:page-count="6" meta:paragraph-count="108" meta:word-count="353" meta:character-count="160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sup>
              <math:mi>Ce</math:mi>
              <math:mi math:fontstyle="normal">t</math:mi>
            </math:msup>
          </math:mrow>
          <math:mrow>
            <math:mrow>
              <math:mn>1</math:mn>
              <math:mo math:stretchy="false">+</math:mo>
              <math:msup>
                <math:mi>Ce</math:mi>
                <math:mi math:fontstyle="normal">t</math:mi>
              </math:msup>
            </math:mrow>
          </math:mrow>
        </math:mfrac>
      </math:mrow>
    </math:mrow>
    <math:annotation math:encoding="StarMath 5.0">P(t) = {{alignc Ce^t} over {alignc 1 + Ce^t}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n>1</math:mn>
          <math:mo math:stretchy="false">/</math:mo>
          <math:mn>3</math:mn>
        </math:mrow>
      </math:msup>
      <math:mo math:stretchy="false">=</math:mo>
      <math:mfrac>
        <math:mrow>
          <math:mrow>
            <math:mn>3x</math:mn>
            <math:mo math:stretchy="false">+</math:mo>
            <math:mi math:fontstyle="normal">C</math:mi>
          </math:mrow>
        </math:mrow>
        <math:mrow>
          <math:mn>3</math:mn>
        </math:mrow>
      </math:mfrac>
    </math:mrow>
    <math:annotation math:encoding="StarMath 5.0">{

y^{1/3} = {{alignc 3x + C} over {alignc 3}}

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n>1</math:mn>
          <math:mo math:stretchy="false">/</math:mo>
          <math:mn>3</math:mn>
        </math:mrow>
      </math:msup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

y^{1/3} = x + C

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row>
          <math:mo math:stretchy="false">(</math:mo>
          <math:mrow>
            <math:mi math:fontstyle="normal">x</math:mi>
            <math:mo math:stretchy="false">+</math:mo>
            <math:mi math:fontstyle="normal">C</math:mi>
          </math:mrow>
          <math:mo math:stretchy="false">)</math:mo>
        </math:mrow>
        <math:mn>3</math:mn>
      </math:msup>
    </math:mrow>
    <math:annotation math:encoding="StarMath 5.0">{

y = (x + C)^3

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n>0</math:mn>
            <math:mo math:stretchy="false">=</math:mo>
            <math:msup>
              <math:mrow>
                <math:mo math:stretchy="false">(</math:mo>
                <math:mrow>
                  <math:mn>0</math:mn>
                  <math:mo math:stretchy="false">+</math:mo>
                  <math:mi math:fontstyle="normal">C</math:mi>
                </math:mrow>
                <math:mo math:stretchy="false">)</math:mo>
              </math:mrow>
              <math:mn>3</math:mn>
            </math:msup>
          </math:mrow>
          <math:mo math:stretchy="false">=</math:mo>
          <math:msup>
            <math:mi math:fontstyle="normal">C</math:mi>
            <math:mn>3</math:mn>
          </math:msup>
        </math:mrow>
        <math:mo math:stretchy="false">=</math:mo>
        <math:mi math:fontstyle="normal">C</math:mi>
      </math:mrow>
      <math:mi/>
      <math:mo math:stretchy="false">⇔</math:mo>
      <math:mi/>
      <math:mrow>
        <math:mi math:fontstyle="normal">C</math:mi>
        <math:mo math:stretchy="false">=</math:mo>
        <math:mn>0</math:mn>
      </math:mrow>
    </math:mrow>
    <math:annotation math:encoding="StarMath 5.0">{

0 = (0 + C)^3 = C^3 = C ~~ dlrarrow ~~ C = 0

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under>
              <math:mi>lim</math:mi>
              <math:mrow>
                <math:mi math:fontstyle="normal">x</math:mi>
                <math:mo math:stretchy="false">→</math:mo>
                <math:mo math:stretchy="false">∞</math:mo>
              </math:mrow>
            </math:munder>
            <math:mi math:fontstyle="normal">y</math:mi>
          </math:mrow>
          <math:mrow>
            <math:mo math:stretchy="false">(</math:mo>
            <math:mi math:fontstyle="normal">x</math:mi>
            <math:mo math:stretchy="false">)</math:mo>
          </math:mrow>
        </math:mrow>
      </math:mfenced>
      <math:mo math:stretchy="false">&lt;</math:mo>
      <math:mo math:stretchy="false">∞</math:mo>
    </math:mrow>
    <math:annotation math:encoding="StarMath 5.0">{

abs{lim from {x toward infinity} y(x)} &lt; infinity
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row>
            <math:munder>
              <math:mi>lim</math:mi>
              <math:mrow>
                <math:mi math:fontstyle="normal">x</math:mi>
                <math:mo math:stretchy="false">→</math:mo>
                <math:mo math:stretchy="false">∞</math:mo>
              </math:mrow>
            </math:munder>
            <math:mi math:fontstyle="normal">y</math:mi>
          </math:mrow>
          <math:mrow>
            <math:mo math:stretchy="false">(</math:mo>
            <math:mi math:fontstyle="normal">x</math:mi>
            <math:mo math:stretchy="false">)</math:mo>
          </math:mrow>
        </math:mrow>
      </math:mfenced>
      <math:mo math:stretchy="false">&lt;</math:mo>
      <math:mo math:stretchy="false">∞</math:mo>
    </math:mrow>
    <math:annotation math:encoding="StarMath 5.0">{

abs{lim from {x toward infinity} y(x)} &lt; infinity

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t</math:mi>
            <math:mo math:stretchy="false">→</math:mo>
            <math:mo math:stretchy="false">∞</math:mo>
          </math:mrow>
        </math:munder>
        <math:mi math:fontstyle="normal">P</math:mi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lim from {t toward infinity} P(t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n>1</math:mn>
          </math:mrow>
          <math:mrow>
            <math:mn>2</math:mn>
          </math:mrow>
        </math:mfrac>
      </math:mrow>
      <math:mrow>
        <math:munder>
          <math:mi>lim</math:mi>
          <math:mrow>
            <math:mi math:fontstyle="normal">T</math:mi>
            <math:mo math:stretchy="false">→</math:mo>
            <math:mo math:stretchy="false">∞</math:mo>
          </math:mrow>
        </math:munder>
        <math:mi math:fontstyle="normal">P</math:mi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P(t) = {{alignc 1} over {alignc 2}} lim from {T toward infinity} P(T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sup>
            <math:mi math:fontstyle="normal">P</math:mi>
            <math:mi math:fontstyle="normal">t</math:mi>
            <math:mstyle math:fontsize="3.2pt">
              <math:mrow>
                <math:mtext> |</math:mtext>
              </math:mrow>
            </math:mstyle>
          </math:msubsup>
        </math:mrow>
        <math:mrow>
          <math:mrow>
            <math:mi math:fontstyle="normal">P</math:mi>
            <math:mrow>
              <math:mo math:stretchy="false">(</math:mo>
              <math:mrow>
                <math:msup>
                  <math:mn>10</math:mn>
                  <math:mn>6</math:mn>
                </math:msup>
                <math:mo math:stretchy="false">−</math:mo>
                <math:mi math:fontstyle="normal">P</math:mi>
              </math:mrow>
              <math:mo math:stretchy="false">)</math:mo>
            </math:mrow>
          </math:mrow>
        </math:mrow>
      </math:mfrac>
      <math:mo math:stretchy="false">=</math:mo>
      <math:msup>
        <math:mn>10</math:mn>
        <math:mrow>
          <math:mo math:stretchy="false">−</math:mo>
          <math:mn>7</math:mn>
        </math:mrow>
      </math:msup>
    </math:mrow>
    <math:annotation math:encoding="StarMath 5.0">{{alignc P sup {size -4 " |"} sub t} over {alignc P(10^6 - P)}} = 10^{-7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row>
        <math:mfenced math:open="" math:close="">
          <math:mrow>
            <math:mfrac>
              <math:mrow>
                <math:mi math:fontstyle="normal">A</math:mi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i math:fontstyle="normal">B</math:mi>
              </math:mrow>
              <math:mrow>
                <math:mrow>
                  <math:msup>
                    <math:mn>10</math:mn>
                    <math:mn>6</math:mn>
                  </math:msup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sup>
          <math:mn>10</math:mn>
          <math:mrow>
            <math:mo math:stretchy="false">−</math:mo>
            <math:mn>7</math:mn>
          </math:mrow>
        </math:msup>
      </math:mrow>
      <math:mi/>
      <math:mo math:stretchy="false">⇔</math:mo>
      <math:mi/>
      <math:mfenced math:open="{" math:close="}">
        <math:mtable>
          <math:mtr>
            <math:mrow>
              <math:mi math:fontstyle="normal">A</math:mi>
              <math:mo math:stretchy="false">=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</math:mtr>
          <math:mtr>
            <math:mrow>
              <math:mi math:fontstyle="normal">B</math:mi>
              <math:mo math:stretchy="false">=</math:mo>
              <math:msup>
                <math:mn>10</math:mn>
                <math:mrow>
                  <math:mo math:stretchy="false">−</math:mo>
                  <math:mn>6</math:mn>
                </math:mrow>
              </math:msup>
            </math:mrow>
          </math:mtr>
        </math:mtable>
      </math:mfenced>
      <math:mi/>
      <math:mo math:stretchy="false">⇔</math:mo>
      <math:mi/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n>1</math:mn>
              </math:mrow>
              <math:mrow>
                <math:mrow>
                  <math:msup>
                    <math:mn>10</math:mn>
                    <math:mn>6</math:mn>
                  </math:msup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sup>
          <math:mn>10</math:mn>
          <math:mrow>
            <math:mo math:stretchy="false">−</math:mo>
            <math:mn>1</math:mn>
          </math:mrow>
        </math:msup>
      </math:mrow>
    </math:mrow>
    <math:annotation math:encoding="StarMath 5.0">P sup {size -4 " |"} sub t left ( {{alignc A} over {alignc P}} + {{alignc B} over {alignc 10^6 - P}} right ) = 10^{-7} ~dlrarrow~ left lbrace stack {A = 10^-6 # B = 10^-6} right rbrace ~dlrarrow~ 
P sup {size -4 " |"} sub t left ( {{alignc 1} over {alignc P}} + {{alignc 1} over {alignc 10^6 - P}} right ) = 10^{-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i math:fontstyle="normal">P</math:mi>
      </math:mrow>
      <math:mrow>
        <math:mo math:stretchy="false">(</math:mo>
        <math:mrow>
          <math:mn>1</math:mn>
          <math:mo math:stretchy="false">−</math:mo>
          <math:mi math:fontstyle="normal">P</math:mi>
        </math:mrow>
        <math:mo math:stretchy="false">)</math:mo>
      </math:mrow>
    </math:mrow>
    <math:annotation math:encoding="StarMath 5.0">P'(t) = P(1 - P)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P</math:mi>
        </math:mrow>
        <math:mrow>
          <math:mrow>
            <math:msup>
              <math:mn>10</math:mn>
              <math:mn>6</math:mn>
            </math:msup>
            <math:mo math:stretchy="false">−</math:mo>
            <math:mi math:fontstyle="normal">P</math:mi>
          </math:mrow>
        </math:mrow>
      </math:mfrac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row>
            <math:mi math:fontstyle="normal">t</math:mi>
            <math:mo math:stretchy="false">+</math:mo>
            <math:mi math:fontstyle="normal">C</math:mi>
          </math:mrow>
        </math:mrow>
      </math:msup>
    </math:mrow>
    <math:annotation math:encoding="StarMath 5.0">{

{{alignc P} over {alignc 10^6 - P}} = e^{10^-1 t + C}

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5000</math:mn>
            </math:mrow>
            <math:mrow>
              <math:mrow>
                <math:msup>
                  <math:mn>10</math:mn>
                  <math:mn>6</math:mn>
                </math:msup>
                <math:mo math:stretchy="false">−</math:mo>
                <math:mn>5000</math:mn>
              </math:mrow>
            </math:mrow>
          </math:mfrac>
          <math:mo math:stretchy="false">=</math:mo>
          <math:msup>
            <math:mi math:fontstyle="normal">e</math:mi>
            <math:mrow>
              <math:mn>0</math:mn>
              <math:mo math:stretchy="false">+</math:mo>
              <math:mi math:fontstyle="normal">C</math:mi>
            </math:mrow>
          </math:msup>
        </math:mrow>
        <math:mo math:stretchy="false">=</math:mo>
        <math:msup>
          <math:mi math:fontstyle="normal">e</math:mi>
          <math:mi math:fontstyle="normal">C</math:mi>
        </math:msup>
      </math:mrow>
      <math:mi math:fontstyle="normal">≜</math:mi>
      <math:mi math:fontstyle="normal">D</math:mi>
    </math:mrow>
    <math:annotation math:encoding="StarMath 5.0">{

{{alignc 5000} over {alignc 10^6 - 5000}} = e^{0 + C} = e^C ≜ D

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 math:fontstyle="normal">P</math:mi>
          </math:mrow>
          <math:mrow>
            <math:mrow>
              <math:msup>
                <math:mn>10</math:mn>
                <math:mn>6</math:mn>
              </math:msup>
              <math:mo math:stretchy="false">−</math:mo>
              <math:mi math:fontstyle="normal">P</math:mi>
            </math:mrow>
          </math:mrow>
        </math:mfrac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P} over {alignc 10^6 - P}} = {{alignc 5000} over {alignc 10^6 - 5000}} e^{10^-1 t}

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sup>
                <math:mn>10</math:mn>
                <math:mn>5</math:mn>
              </math:msup>
              <math:mo math:stretchy="false">⋅</math:mo>
              <math:mn>5</math:mn>
            </math:mrow>
          </math:mrow>
          <math:mrow>
            <math:mrow>
              <math:msup>
                <math:mn>10</math:mn>
                <math:mn>6</math:mn>
              </math:msup>
              <math:mo math:stretchy="false">−</math:mo>
              <math:mrow>
                <math:msup>
                  <math:mn>10</math:mn>
                  <math:mn>5</math:mn>
                </math:msup>
                <math:mo math:stretchy="false">⋅</math:mo>
                <math:mn>5</math:mn>
              </math:mrow>
            </math:mrow>
          </math:mrow>
        </math:mfrac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10^5 cdot 5} over {alignc 10^6 - 10^5 cdot 5}} = {{alignc 5000} over {alignc 10^6 - 5000}} e^{10^-1 t}

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frac>
          <math:mrow>
            <math:mn>5000</math:mn>
          </math:mrow>
          <math:mrow>
            <math:mrow>
              <math:msup>
                <math:mn>10</math:mn>
                <math:mn>6</math:mn>
              </math:msup>
              <math:mo math:stretchy="false">−</math:mo>
              <math:mn>5000</math:mn>
            </math:mrow>
          </math:mrow>
        </math:mfrac>
      </math:mrow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1 = {{alignc 5000} over {alignc 10^6 - 5000}} e^{10^-1 t}

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sup>
              <math:mn>10</math:mn>
              <math:mn>6</math:mn>
            </math:msup>
            <math:mo math:stretchy="false">−</math:mo>
            <math:mn>5000</math:mn>
          </math:mrow>
        </math:mrow>
        <math:mrow>
          <math:mn>5000</math:mn>
        </math:mrow>
      </math:mfrac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

{{alignc 10^6 - 5000} over {alignc 5000}} = e^{10^-1 t}

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p>
              <math:mn>10</math:mn>
              <math:mn>6</math:mn>
            </math:msup>
          </math:mrow>
          <math:mrow>
            <math:mn>5000</math:mn>
          </math:mrow>
        </math:mfrac>
        <math:mo math:stretchy="false">−</math:mo>
        <math:mn>1</math:mn>
      </math:mrow>
      <math:mo math:stretchy="false">=</math:mo>
      <math:msup>
        <math:mi math:fontstyle="normal">e</math:mi>
        <math:mrow>
          <math:msup>
            <math:mn>10</math:mn>
            <math:mrow>
              <math:mo math:stretchy="false">−</math:mo>
              <math:mn>1</math:mn>
            </math:mrow>
          </math:msup>
          <math:mi math:fontstyle="normal">t</math:mi>
        </math:mrow>
      </math:msup>
    </math:mrow>
    <math:annotation math:encoding="StarMath 5.0">{{alignc 10^6} over {alignc 5000}} - 1 = e^{10^-1 t}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n>1000</math:mn>
              </math:mrow>
              <math:mrow>
                <math:mn>5</math:mn>
              </math:mrow>
            </math:mfrac>
            <math:mo math:stretchy="false">−</math:mo>
            <math:mn>1</math:mn>
          </math:mrow>
          <math:mo math:stretchy="false">=</math:mo>
          <math:mrow>
            <math:mn>200</math:mn>
            <math:mo math:stretchy="false">−</math:mo>
            <math:mn>1</math:mn>
          </math:mrow>
        </math:mrow>
        <math:mo math:stretchy="false">=</math:mo>
        <math:mn>199</math:mn>
      </math:mrow>
      <math:mrow>
        <math:mi/>
        <math:mo math:stretchy="false">=</math:mo>
        <math:mi/>
      </math:mrow>
      <math:mrow>
        <math:msup>
          <math:mi math:fontstyle="normal">e</math:mi>
          <math:mrow>
            <math:msup>
              <math:mn>10</math:mn>
              <math:mrow>
                <math:mo math:stretchy="false">−</math:mo>
                <math:mn>1</math:mn>
              </math:mrow>
            </math:msup>
            <math:mi math:fontstyle="normal">t</math:mi>
          </math:mrow>
        </math:msup>
        <math:mo math:stretchy="false">=</math:mo>
        <math:msup>
          <math:mrow>
            <math:mo math:stretchy="false">(</math:mo>
            <math:msup>
              <math:mi math:fontstyle="normal">e</math:mi>
              <math:mi math:fontstyle="normal">t</math:mi>
            </math:msup>
            <math:mo math:stretchy="false">)</math:mo>
          </math:mrow>
          <math:mrow>
            <math:mo math:stretchy="false">(</math:mo>
            <math:msup>
              <math:mn>10</math:mn>
              <math:mrow>
                <math:mo math:stretchy="false">−</math:mo>
                <math:mn>1</math:mn>
              </math:mrow>
            </math:msup>
            <math:mo math:stretchy="false">)</math:mo>
          </math:mrow>
        </math:msup>
      </math:mrow>
    </math:mrow>
    <math:annotation math:encoding="StarMath 5.0">{{alignc 1000} over {alignc 5}} - 1 = 200 - 1 = 199 ~=~ e^{10^-1 t} = (e^t)^(10^{-1}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p>
        <math:mn>199</math:mn>
        <math:mn>10</math:mn>
      </math:msup>
      <math:mo math:stretchy="false">=</math:mo>
      <math:msup>
        <math:mi math:fontstyle="normal">e</math:mi>
        <math:mi math:fontstyle="normal">t</math:mi>
      </math:msup>
    </math:mrow>
    <math:annotation math:encoding="StarMath 5.0">199^10 = e^t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ln</math:mi>
      <math:mi/>
      <math:mrow>
        <math:msup>
          <math:mn>199</math:mn>
          <math:mn>10</math:mn>
        </math:msup>
        <math:mo math:stretchy="false">=</math:mo>
        <math:mi math:fontstyle="normal">t</math:mi>
      </math:mrow>
    </math:mrow>
    <math:annotation math:encoding="StarMath 5.0">{

ln`` 199^10 = t
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P</math:mi>
              <math:mi math:fontstyle="normal">'</math:mi>
            </math:mrow>
          </math:mrow>
          <math:mrow>
            <math:mrow>
              <math:mi math:fontstyle="normal">P</math:mi>
              <math:mrow>
                <math:mo math:stretchy="false">(</math:mo>
                <math:mrow>
                  <math:mn>1</math:mn>
                  <math:mo math:stretchy="false">−</math:mo>
                  <math:mi math:fontstyle="normal">P</math:mi>
                </math:mrow>
                <math:mo math:stretchy="false">)</math:mo>
              </math:mrow>
            </math:mrow>
          </math:mrow>
        </math:mfrac>
        <math:mo math:stretchy="false">=</math:mo>
        <math:mo math:stretchy="false">⇔</math:mo>
      </math:mrow>
      <math:mfenced math:open="{" math:close="}">
        <math:mtable>
          <math:mtr>
            <math:mtext/>
          </math:mtr>
          <math:mtr>
            <math:mrow>
              <math:mrow>
                <math:mfrac>
                  <math:mrow>
                    <math:mi math:fontstyle="normal">A</math:mi>
                  </math:mrow>
                  <math:mrow>
                    <math:mi math:fontstyle="normal">P</math:mi>
                  </math:mrow>
                </math:mfrac>
                <math:mo math:stretchy="false">+</math:mo>
                <math:mfrac>
                  <math:mrow>
                    <math:mi math:fontstyle="normal">B</math:mi>
                  </math:mrow>
                  <math:mrow>
                    <math:mrow>
                      <math:mn>1</math:mn>
                      <math:mo math:stretchy="false">−</math:mo>
                      <math:mi math:fontstyle="normal">P</math:mi>
                    </math:mrow>
                  </math:mrow>
                </math:mfrac>
              </math:mrow>
              <math:mi math:fontstyle="normal">:</math:mi>
              <math:mrow>
                <math:mo math:stretchy="true">{</math:mo>
                <math:mtable>
                  <math:mtr>
                    <math:mrow>
                      <math:mi math:fontstyle="normal">A</math:mi>
                      <math:mo math:stretchy="false">=</math:mo>
                      <math:mn>1</math:mn>
                    </math:mrow>
                  </math:mtr>
                  <math:mtr>
                    <math:mrow>
                      <math:mi math:fontstyle="normal">B</math:mi>
                      <math:mo math:stretchy="false">=</math:mo>
                      <math:mn>1</math:mn>
                    </math:mrow>
                  </math:mtr>
                </math:mtable>
              </math:mrow>
            </math:mrow>
          </math:mtr>
          <math:mtr>
            <math:mtext/>
          </math:mtr>
        </math:mtable>
      </math:mfenced>
      <math:mo math:stretchy="false">⇔</math:mo>
      <math:mi math:fontstyle="normal">P</math:mi>
      <math:mi math:fontstyle="normal">'</math:mi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P</math:mi>
              </math:mrow>
            </math:mfrac>
            <math:mo math:stretchy="false">+</math:mo>
            <math:mfrac>
              <math:mrow>
                <math:mn>1</math:mn>
              </math:mrow>
              <math:mrow>
                <math:mrow>
                  <math:mn>1</math:mn>
                  <math:mo math:stretchy="false">−</math:mo>
                  <math:mi math:fontstyle="normal">P</math:mi>
                </math:mrow>
              </math:mrow>
            </math:mfrac>
          </math:mrow>
        </math:mfenced>
        <math:mo math:stretchy="false">=</math:mo>
        <math:mn>1</math:mn>
      </math:mrow>
    </math:mrow>
    <math:annotation math:encoding="StarMath 5.0">{{alignc P'} over {alignc P(1 - P)}} = dlrarrow left lbrace stack{ "" # {{alignc A} over {alignc P}} + {{alignc B} over {alignc 1 - P}} : left lbrace stack {A = 1 # B = 1} right none # ""} right rbrace dlrarrow P' left ( {{alignc 1} over {alignc P}} + {{alignc 1} over {alignc 1 - P}} right ) = 1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t</math:mi>
        <math:mo math:stretchy="false">=</math:mo>
        <math:mn>10</math:mn>
      </math:mrow>
      <math:mi/>
      <math:mi>ln</math:mi>
      <math:mi/>
      <math:mn>199</math:mn>
    </math:mrow>
    <math:annotation math:encoding="StarMath 5.0">t = 10 ``ln`` 199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y</math:mi>
          <math:mi math:fontstyle="normal">x</math:mi>
          <math:mstyle math:fontsize="3.2pt">
            <math:mrow>
              <math:mtext>| </math:mtext>
            </math:mrow>
          </math:mstyle>
        </math:msubsup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y sup {size -4 "| "} sub x = ƒ(x;`y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sup>
      <math:mi math:fontstyle="normal">ƒ</math:mi>
      <math:mi math:fontstyle="normal">y</math:mi>
      <math:mstyle math:fontsize="3.2pt">
        <math:mrow>
          <math:mtext> |</math:mtext>
        </math:mrow>
      </math:mstyle>
    </math:msubsup>
    <math:annotation math:encoding="StarMath 5.0">{

ƒ sup {size -4 " |"} sub y

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P</math:mi>
          <math:mi math:fontstyle="normal">t</math:mi>
          <math:mstyle math:fontsize="3.2pt">
            <math:mrow>
              <math:mtext> |</math:mtext>
            </math:mrow>
          </math:mstyle>
        </math:msubsup>
        <math:mo math:stretchy="false">=</math:mo>
        <math:mi math:fontstyle="normal">P</math:mi>
      </math:mrow>
      <math:mrow>
        <math:mo math:stretchy="false">(</math:mo>
        <math:mrow>
          <math:mrow>
            <math:msup>
              <math:mn>10</math:mn>
              <math:mrow>
                <math:mo math:stretchy="false">−</math:mo>
                <math:mn>1</math:mn>
              </math:mrow>
            </math:msup>
            <math:mo math:stretchy="false">−</math:mo>
            <math:msup>
              <math:mn>10</math:mn>
              <math:mrow>
                <math:mo math:stretchy="false">−</math:mo>
                <math:mn>7</math:mn>
              </math:mrow>
            </math:msup>
          </math:mrow>
          <math:mi math:fontstyle="normal">P</math:mi>
        </math:mrow>
        <math:mo math:stretchy="false">)</math:mo>
      </math:mrow>
      <math:mi math:fontstyle="normal">,</math:mi>
      <math:mi/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n>5000</math:mn>
      </math:mrow>
    </math:mrow>
    <math:annotation math:encoding="StarMath 5.0">P sup {size -4 " |"} sub t = P ( 10^{-1} - 10^{-7} P ), ~~~ P(0) = 5000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o math:stretchy="false">=</math:mo>
      <math:mn>0</math:mn>
    </math:mrow>
    <math:annotation math:encoding="StarMath 5.0">P sup {size -4 " |"} sub t = 0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P</math:mi>
        <math:mi math:fontstyle="normal">t</math:mi>
        <math:mstyle math:fontsize="3.2pt">
          <math:mrow>
            <math:mtext> |</math:mtext>
          </math:mrow>
        </math:mstyle>
      </math:msubsup>
      <math:mo math:stretchy="false">=</math:mo>
      <math:mrow>
        <math:mrow>
          <math:msup>
            <math:mn>10</math:mn>
            <math:mrow>
              <math:mo math:stretchy="false">−</math:mo>
              <math:mn>7</math:mn>
            </math:mrow>
          </math:msup>
          <math:mo math:stretchy="false">⋅</math:mo>
          <math:mi math:fontstyle="normal">P</math:mi>
        </math:mrow>
        <math:mo math:stretchy="false">⋅</math:mo>
        <math:mrow>
          <math:mo math:stretchy="false">(</math:mo>
          <math:mrow>
            <math:msup>
              <math:mn>10</math:mn>
              <math:mn>6</math:mn>
            </math:msup>
            <math:mo math:stretchy="false">−</math:mo>
            <math:mi math:fontstyle="normal">P</math:mi>
          </math:mrow>
          <math:mo math:stretchy="false">)</math:mo>
        </math:mrow>
      </math:mrow>
    </math:mrow>
    <math:annotation math:encoding="StarMath 5.0">P sup {size -4 " |"} sub t = 10^{-7} cdot P cdot (10^6 - P)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y</math:mi>
          <math:mi math:fontstyle="normal">x</math:mi>
          <math:mstyle math:fontsize="3.2pt">
            <math:mrow>
              <math:mtext> |</math:mtext>
            </math:mrow>
          </math:mstyle>
        </math:msubsup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  <math:mi math:fontstyle="normal">,</math:mi>
    </math:mrow>
    <math:annotation math:encoding="StarMath 5.0">y sup {size -4 " |"} sub x = ƒ(x;`y),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ubsup>
      <math:mi math:fontstyle="normal">ƒ</math:mi>
      <math:mi math:fontstyle="normal">y</math:mi>
      <math:mstyle math:fontsize="3.2pt">
        <math:mrow>
          <math:mtext> |</math:mtext>
        </math:mrow>
      </math:mstyle>
    </math:msubsup>
    <math:annotation math:encoding="StarMath 5.0">ƒ sup {size -4 " |"} sub y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ƒ</math:mi>
          <math:mi math:fontstyle="normal">y</math:mi>
          <math:mstyle math:fontsize="3.2pt">
            <math:mrow>
              <math:mtext> |</math:mtext>
            </math:mrow>
          </math:mstyle>
        </math:msubsup>
        <math:mo math:stretchy="false">=</math:mo>
        <math:msup>
          <math:mn>2y</math:mn>
          <math:mrow>
            <math:mrow>
              <math:mo math:stretchy="false">−</math:mo>
              <math:mn>1</math:mn>
            </math:mrow>
            <math:mo math:stretchy="false">/</math:mo>
            <math:mn>3</math:mn>
          </math:mrow>
        </math:msup>
      </math:mrow>
      <math:mi math:fontstyle="normal">,</math:mi>
    </math:mrow>
    <math:annotation math:encoding="StarMath 5.0">ƒ sup {size -4 " |"} sub y = 2y^{-1/3},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P</math:mi>
            </math:mrow>
            <math:mrow>
              <math:mrow>
                <math:mn>1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row>
          <math:mi math:fontstyle="normal">t</math:mi>
          <math:mo math:stretchy="false">+</math:mo>
          <math:mi math:fontstyle="normal">C</math:mi>
        </math:mrow>
      </math:mrow>
    </math:mrow>
    <math:annotation math:encoding="StarMath 5.0">ln abs {{alignc P} over {alignc 1 - P}} = t + C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 math:fontstyle="normal">P</math:mi>
            </math:mrow>
            <math:mrow>
              <math:mrow>
                <math:mn>1</math:mn>
                <math:mo math:stretchy="false">−</math:mo>
                <math:mi math:fontstyle="normal">P</math:mi>
              </math:mrow>
            </math:mrow>
          </math:mfrac>
          <math:mo math:stretchy="false">=</math:mo>
          <math:mtext>{P &gt; 0}</math:mtext>
        </math:mrow>
        <math:mo math:stretchy="false">=</math:mo>
        <math:msup>
          <math:mi math:fontstyle="normal">e</math:mi>
          <math:mrow>
            <math:mi math:fontstyle="normal">t</math:mi>
            <math:mo math:stretchy="false">+</math:mo>
            <math:mi math:fontstyle="normal">C</math:mi>
          </math:mrow>
        </math:msup>
      </math:mrow>
      <math:mo math:stretchy="false">⇒</math:mo>
      <math:mrow>
        <math:mi math:fontstyle="normal">P</math:mi>
        <math:mo math:stretchy="false">=</math:mo>
        <math:mrow>
          <math:msup>
            <math:mi math:fontstyle="normal">e</math:mi>
            <math:mrow>
              <math:mi math:fontstyle="normal">t</math:mi>
              <math:mo math:stretchy="false">+</math:mo>
              <math:mi math:fontstyle="normal">C</math:mi>
            </math:mrow>
          </math:msup>
          <math:mo math:stretchy="false">−</math:mo>
          <math:msup>
            <math:mi>Pe</math:mi>
            <math:mrow>
              <math:mi math:fontstyle="normal">t</math:mi>
              <math:mo math:stretchy="false">+</math:mo>
              <math:mi math:fontstyle="normal">C</math:mi>
            </math:mrow>
          </math:msup>
        </math:mrow>
      </math:mrow>
    </math:mrow>
    <math:annotation math:encoding="StarMath 5.0">{

{{alignc P} over {alignc 1 - P}} = "{P &gt; 0}" = e^{t + C} drarrow P = e^{t + C} - Pe^{t + C}
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P</math:mi>
          <math:mo math:stretchy="false">=</math:mo>
          <math:mfrac>
            <math:mrow>
              <math:msup>
                <math:mi math:fontstyle="normal">e</math:mi>
                <math:mrow>
                  <math:mi math:fontstyle="normal">t</math:mi>
                  <math:mo math:stretchy="false">+</math:mo>
                  <math:mi math:fontstyle="normal">C</math:mi>
                </math:mrow>
              </math:msup>
            </math:mrow>
            <math:mrow>
              <math:mrow>
                <math:mn>1</math:mn>
                <math:mo math:stretchy="false">+</math:mo>
                <math:msup>
                  <math:mi math:fontstyle="normal">e</math:mi>
                  <math:mrow>
                    <math:mi math:fontstyle="normal">t</math:mi>
                    <math:mo math:stretchy="false">+</math:mo>
                    <math:mi math:fontstyle="normal">C</math:mi>
                  </math:mrow>
                </math:msup>
              </math:mrow>
            </math:mrow>
          </math:mfrac>
        </math:mrow>
        <math:mo math:stretchy="false">=</math:mo>
        <math:mtext>{nytt C}</math:mtext>
      </math:mrow>
      <math:mo math:stretchy="false">=</math:mo>
      <math:mfrac>
        <math:mrow>
          <math:msup>
            <math:mi>Ce</math:mi>
            <math:mi math:fontstyle="normal">t</math:mi>
          </math:msup>
        </math:mrow>
        <math:mrow>
          <math:mrow>
            <math:mn>1</math:mn>
            <math:mo math:stretchy="false">+</math:mo>
            <math:msup>
              <math:mi>Ce</math:mi>
              <math:mi math:fontstyle="normal">t</math:mi>
            </math:msup>
          </math:mrow>
        </math:mrow>
      </math:mfrac>
    </math:mrow>
    <math:annotation math:encoding="StarMath 5.0">{

P = {{alignc e^{t + C}} over {alignc 1 + e^{t + C}}} = "{nytt C}" = {{alignc Ce^{t}} over {alignc 1 + Ce^{t}}}

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p>
        <math:mn>3y</math:mn>
        <math:mrow>
          <math:mn>2</math:mn>
          <math:mo math:stretchy="false">/</math:mo>
          <math:mn>3</math:mn>
        </math:mrow>
      </math:msup>
      <math:mi math:fontstyle="normal">,</math:mi>
      <math:mi/>
      <math:mi math:fontstyle="normal">y</math:mi>
      <math:mrow>
        <math:mrow>
          <math:mo math:stretchy="false">(</math:mo>
          <math:mn>0</math:mn>
          <math:mo math:stretchy="false">)</math:mo>
        </math:mrow>
        <math:mo math:stretchy="false">=</math:mo>
        <math:mn>0</math:mn>
      </math:mrow>
    </math:mrow>
    <math:annotation math:encoding="StarMath 5.0">{

3y^{2/3}, ~ y(0) = 0

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 math:fontstyle="normal">y</math:mi>
              <math:mi math:fontstyle="normal">'</math:mi>
            </math:mrow>
          </math:mrow>
          <math:mrow>
            <math:msup>
              <math:mi math:fontstyle="normal">y</math:mi>
              <math:mrow>
                <math:mn>2</math:mn>
                <math:mo math:stretchy="false">/</math:mo>
                <math:mn>3</math:mn>
              </math:mrow>
            </math:msup>
          </math:mrow>
        </math:mfrac>
        <math:mo math:stretchy="false">=</math:mo>
        <math:mn>3</math:mn>
      </math:mrow>
      <math:mo math:stretchy="false">⇔</math:mo>
      <math:mi math:fontstyle="normal">y</math:mi>
      <math:mrow>
        <math:mrow>
          <math:mi math:fontstyle="normal">'</math:mi>
          <math:mo math:stretchy="false">⋅</math:mo>
          <math:msup>
            <math:mi math:fontstyle="normal">y</math:mi>
            <math:mrow>
              <math:mrow>
                <math:mo math:stretchy="false">−</math:mo>
                <math:mn>2</math:mn>
              </math:mrow>
              <math:mo math:stretchy="false">/</math:mo>
              <math:mn>3</math:mn>
            </math:mrow>
          </math:msup>
        </math:mrow>
        <math:mo math:stretchy="false">=</math:mo>
        <math:mn>3</math:mn>
      </math:mrow>
    </math:mrow>
    <math:annotation math:encoding="StarMath 5.0">{

{{alignc y'} over {alignc y^{2/3}}} = 3 dlrarrow y' cdot y^{-2/3} = 3

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p>
        <math:mn>3y</math:mn>
        <math:mrow>
          <math:mn>1</math:mn>
          <math:mo math:stretchy="false">/</math:mo>
          <math:mn>3</math:mn>
        </math:mrow>
      </math:msup>
      <math:mo math:stretchy="false">=</math:mo>
      <math:mrow>
        <math:mn>3x</math:mn>
        <math:mo math:stretchy="false">+</math:mo>
        <math:mi math:fontstyle="normal">C</math:mi>
      </math:mrow>
    </math:mrow>
    <math:annotation math:encoding="StarMath 5.0">{

3y^{1/3} = 3x + C

}</math:annotation>
  </math:semantics>
</math:math>
</file>